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Общее описание системы</text:span></text:p>
      <text:p text:style-name="Text_20_body">Система разделена на три основных приложения: <text:span text:style-name="Strong_20_Emphasis">profiles</text:span>, <text:span text:style-name="Strong_20_Emphasis">trips</text:span> и <text:span text:style-name="Strong_20_Emphasis">crm</text:span>. Каждое приложение отвечает за свою область функциональности, а взаимодействие между ними осуществляется через API. Права доступа распределяются в зависимости от роли пользователя (администратор, владелец компании, диспетчер, водитель, пассажир).</text:p>
      <text:p text:style-name="Horizontal_20_Line"/>
      <text:p text:style-name="Text_20_body"><text:span text:style-name="Strong_20_Emphasis">1. Приложение Profiles</text:span></text:p>
      <text:p text:style-name="Text_20_body"><text:span text:style-name="Emphasis">Основное назначение:</text:span><text:line-break/>Управление профилями пользователей и информацией о компаниях.</text:p>
      <text:p text:style-name="Text_20_body"><text:span text:style-name="Emphasis">Основные модели и возможности:</text:span></text:p>
      <text:list text:style-name="L8">
        <text:list-item>
          <text:p text:style-name="P15"><text:span text:style-name="Strong_20_Emphasis">UserProfile:</text:span> </text:p>
          <text:list>
            <text:list-item>
              <text:p text:style-name="P15">Связывает пользователя с его профильной информацией. </text:p>
            </text:list-item>
            <text:list-item>
              <text:p text:style-name="P15">Хранит информацию о том, является ли пользователь пассажиром. </text:p>
            </text:list-item>
            <text:list-item>
              <text:p text:style-name="P15">Содержит изображение профиля. </text:p>
            </text:list-item>
          </text:list>
        </text:list-item>
        <text:list-item>
          <text:p text:style-name="P15"><text:span text:style-name="Strong_20_Emphasis">Enterprise:</text:span> </text:p>
          <text:list>
            <text:list-item>
              <text:p text:style-name="P15">Представляет компанию. </text:p>
            </text:list-item>
            <text:list-item>
              <text:p text:style-name="P15">Создается администратором, который назначает владельца. </text:p>
            </text:list-item>
            <text:list-item>
              <text:p text:style-name="P15">Содержит название, адрес, логотип. </text:p>
            </text:list-item>
            <text:list-item>
              <text:p text:style-name="P15">Позволяет хранить контакты, такие как номера телефонов и мессенджеры. </text:p>
            </text:list-item>
          </text:list>
        </text:list-item>
        <text:list-item>
          <text:p text:style-name="P15"><text:span text:style-name="Strong_20_Emphasis">EnterpriseMembership:</text:span> </text:p>
          <text:list>
            <text:list-item>
              <text:p text:style-name="P15">Связывает пользователя с компанией. </text:p>
            </text:list-item>
            <text:list-item>
              <text:p text:style-name="P15">Определяет роль сотрудника (водитель, диспетчер, владелец). </text:p>
            </text:list-item>
          </text:list>
        </text:list-item>
        <text:list-item>
          <text:p text:style-name="P15"><text:span text:style-name="Strong_20_Emphasis">Car:</text:span> </text:p>
          <text:list>
            <text:list-item>
              <text:p text:style-name="P15">Хранит информацию об автомобилях предприятия. </text:p>
            </text:list-item>
            <text:list-item>
              <text:p text:style-name="P15">Содержит данные о модели, номере, вместимости и дополнительных характеристиках. </text:p>
            </text:list-item>
          </text:list>
        </text:list-item>
        <text:list-item>
          <text:p text:style-name="P15"><text:span text:style-name="Strong_20_Emphasis">PhoneNumber:</text:span> </text:p>
          <text:list>
            <text:list-item>
              <text:p text:style-name="P14">Связывает телефонные номера и мессенджеры с пользователями или компаниями. </text:p>
            </text:list-item>
          </text:list>
        </text:list-item>
      </text:list>
      <text:p text:style-name="Text_20_body"><text:span text:style-name="Emphasis">Права доступа:</text:span></text:p>
      <text:list text:style-name="L9">
        <text:list-item>
          <text:p text:style-name="P17">Администратор имеет полный контроль. </text:p>
        </text:list-item>
        <text:list-item>
          <text:p text:style-name="P17">Владелец компании может управлять данными предприятия, загружать логотип, вносить адрес, добавлять номера телефонов и назначать роли сотрудникам. </text:p>
        </text:list-item>
        <text:list-item>
          <text:p text:style-name="P17">Диспетчер имеет расширенные права по управлению рейсами, но не может вносить изменения в данные предприятия. </text:p>
        </text:list-item>
        <text:list-item>
          <text:p text:style-name="P16">Пассажиры имеют ограниченный доступ: они могут просматривать только свой профиль и связанные данные. </text:p>
        </text:list-item>
      </text:list>
      <text:p text:style-name="Horizontal_20_Line"/>
      <text:p text:style-name="Text_20_body"><text:span text:style-name="Strong_20_Emphasis">2. Приложение Trips</text:span></text:p>
      <text:p text:style-name="Text_20_body"><text:span text:style-name="Emphasis">Основное назначение:</text:span><text:line-break/>Бронирование билетов (мест) для пассажиров.</text:p>
      <text:p text:style-name="Text_20_body"><text:soft-page-break/><text:span text:style-name="Emphasis">Основные модели и возможности:</text:span></text:p>
      <text:list text:style-name="L10">
        <text:list-item>
          <text:p text:style-name="P19"><text:span text:style-name="Strong_20_Emphasis">Reservation:</text:span> </text:p>
          <text:list>
            <text:list-item>
              <text:p text:style-name="P19">Хранит информацию о бронировании билетов. </text:p>
            </text:list-item>
            <text:list-item>
              <text:p text:style-name="P19">Содержит ссылку на пользователя-пассажира. </text:p>
            </text:list-item>
            <text:list-item>
              <text:p text:style-name="P19">Привязывает бронирование к конкретному рейсу через идентификатор (<text:span text:style-name="Source_20_Text">crm_trip_id</text:span>), получаемый из приложения CRM. </text:p>
            </text:list-item>
            <text:list-item>
              <text:p text:style-name="P19">Поддерживает групповое бронирование (количество мест, <text:span text:style-name="Source_20_Text">seat_count</text:span>). </text:p>
            </text:list-item>
            <text:list-item>
              <text:p text:style-name="P19">Содержит статус бронирования (например, "reserved" или "cancelled"). </text:p>
            </text:list-item>
            <text:list-item>
              <text:p text:style-name="P19">Хранит дату и время бронирования. </text:p>
            </text:list-item>
            <text:list-item>
              <text:p text:style-name="P19">Дополнительно может учитывать опции багажа. </text:p>
            </text:list-item>
          </text:list>
        </text:list-item>
        <text:list-item>
          <text:p text:style-name="P19"><text:span text:style-name="Strong_20_Emphasis">API функционал:</text:span> </text:p>
          <text:list>
            <text:list-item>
              <text:p text:style-name="P19">Пассажиры могут просматривать список доступных рейсов (с информацией о количестве свободных мест). </text:p>
            </text:list-item>
            <text:list-item>
              <text:p text:style-name="P19">Могут бронировать места и отменять свои бронирования. </text:p>
            </text:list-item>
            <text:list-item>
              <text:p text:style-name="P19">Администраторы имеют доступ ко всем бронированиям. </text:p>
            </text:list-item>
            <text:list-item>
              <text:p text:style-name="P19">История бронирований доступна пользователям для просмотра. </text:p>
            </text:list-item>
            <text:list-item>
              <text:p text:style-name="P18">Реализованы оповещения для пользователей о статусе бронирования и изменениях в рейсе. </text:p>
            </text:list-item>
          </text:list>
        </text:list-item>
      </text:list>
      <text:p text:style-name="Text_20_body"><text:span text:style-name="Emphasis">Права доступа:</text:span></text:p>
      <text:list text:style-name="L11">
        <text:list-item>
          <text:p text:style-name="P21">Зарегистрированный пользователь (пассажир) может бронировать, отменять бронь и просматривать историю своих бронирований, а также видеть количество свободных мест на выбранном рейсе. </text:p>
        </text:list-item>
        <text:list-item>
          <text:p text:style-name="P20">Администратор видит все бронирования. </text:p>
        </text:list-item>
      </text:list>
      <text:p text:style-name="Horizontal_20_Line"/>
      <text:p text:style-name="Text_20_body"><text:span text:style-name="Strong_20_Emphasis">3. Приложение CRM</text:span></text:p>
      <text:p text:style-name="Text_20_body"><text:span text:style-name="Emphasis">Основное назначение:</text:span><text:line-break/>Управление маршрутизацией, планированием рейсов, статистикой поездок и учетом работы водителей.</text:p>
      <text:p text:style-name="Text_20_body"><text:span text:style-name="Emphasis">Основные модели и возможности:</text:span></text:p>
      <text:list text:style-name="L12">
        <text:list-item>
          <text:p text:style-name="P23"><text:span text:style-name="Strong_20_Emphasis">Route:</text:span> </text:p>
          <text:list>
            <text:list-item>
              <text:p text:style-name="P23">Представляет маршрут, который включает: </text:p>
              <text:list>
                <text:list-item>
                  <text:p text:style-name="P23">Название маршрута. </text:p>
                </text:list-item>
                <text:list-item>
                  <text:p text:style-name="P23">Привязку к предприятию. </text:p>
                </text:list-item>
                <text:list-item>
                  <text:p text:style-name="P23">Начальную и конечную точки. </text:p>
                </text:list-item>
                <text:list-item>
                  <text:p text:style-name="P23">Промежуточные точки (список, хранящийся в формате JSON). </text:p>
                </text:list-item>
                <text:list-item>
                  <text:p text:style-name="P23">Даты создания и обновления. </text:p>
                </text:list-item>
              </text:list>
            </text:list-item>
            <text:list-item>
              <text:p text:style-name="P23">Используется диспетчерами для создания и редактирования маршрутов. </text:p>
            </text:list-item>
          </text:list>
        </text:list-item>
        <text:list-item>
          <text:p text:style-name="P23"><text:span text:style-name="Strong_20_Emphasis">Trip:</text:span> </text:p>
          <text:list>
            <text:list-item>
              <text:p text:style-name="P23">Связывает маршрут с конкретным рейсом. </text:p>
            </text:list-item>
            <text:list-item>
              <text:p text:style-name="P23">Содержит информацию о назначенном автомобиле и водителе. </text:p>
            </text:list-item>
            <text:list-item>
              <text:p text:style-name="P23">Фиксирует время отправления (departure_time) и прибытия (arrival_time). </text:p>
            </text:list-item>
            <text:list-item>
              <text:p text:style-name="P23"><text:soft-page-break/>Содержит статус рейса, который может быть: «scheduled», «in_progress», «completed», «canceled». </text:p>
            </text:list-item>
            <text:list-item>
              <text:p text:style-name="P23">Интегрирован с приложением <text:span text:style-name="Strong_20_Emphasis">trips</text:span> для привязки бронирований к рейсу. </text:p>
            </text:list-item>
          </text:list>
        </text:list-item>
        <text:list-item>
          <text:p text:style-name="P23"><text:span text:style-name="Strong_20_Emphasis">DriverWorkLog:</text:span> </text:p>
          <text:list>
            <text:list-item>
              <text:p text:style-name="P23">Учет рабочего времени водителей. </text:p>
            </text:list-item>
            <text:list-item>
              <text:p text:style-name="P23">Фиксируются часы, проведенные водителем на рейсе, и дата рейса. </text:p>
            </text:list-item>
            <text:list-item>
              <text:p text:style-name="P23">Помогает отслеживать загрузку водителей и предотвращать пересечения. </text:p>
            </text:list-item>
          </text:list>
        </text:list-item>
        <text:list-item>
          <text:p text:style-name="P23"><text:span text:style-name="Strong_20_Emphasis">TripStatistics:</text:span> </text:p>
          <text:list>
            <text:list-item>
              <text:p text:style-name="P23">Сбор статистических данных по рейсам. </text:p>
            </text:list-item>
            <text:list-item>
              <text:p text:style-name="P23">Хранит общее количество пассажиров, общий доход и другие аналитические данные. </text:p>
            </text:list-item>
            <text:list-item>
              <text:p text:style-name="P22">Позволяет анализировать эффективность рейсов. </text:p>
            </text:list-item>
          </text:list>
        </text:list-item>
      </text:list>
      <text:p text:style-name="Text_20_body"><text:span text:style-name="Emphasis">Права доступа:</text:span></text:p>
      <text:list text:style-name="L13">
        <text:list-item>
          <text:p text:style-name="P25"><text:span text:style-name="Strong_20_Emphasis">Администратор:</text:span> Полный доступ ко всем функциям. </text:p>
        </text:list-item>
        <text:list-item>
          <text:p text:style-name="P25"><text:span text:style-name="Strong_20_Emphasis">Владелец компании:</text:span> Может управлять маршрутами до начала рейса, просматривать статистику, управлять рейсами и контролировать работу водителей. </text:p>
        </text:list-item>
        <text:list-item>
          <text:p text:style-name="P25"><text:span text:style-name="Strong_20_Emphasis">Диспетчер:</text:span> </text:p>
          <text:list>
            <text:list-item>
              <text:p text:style-name="P25">Может создавать рейсы, планировать маршруты, изменять маршруты до начала рейса и просматривать статистику по рейсам и загруженности. </text:p>
            </text:list-item>
          </text:list>
        </text:list-item>
        <text:list-item>
          <text:p text:style-name="P25"><text:span text:style-name="Strong_20_Emphasis">Водитель:</text:span> Может просматривать свои рейсы и список пассажиров только для своих рейсов. </text:p>
        </text:list-item>
        <text:list-item>
          <text:p text:style-name="P24"><text:span text:style-name="Strong_20_Emphasis">Пассажир:</text:span> Не имеет доступа к CRM-функционалу. </text:p>
        </text:list-item>
      </text:list>
      <text:p text:style-name="Horizontal_20_Line"/>
      <text:p text:style-name="Text_20_body"><text:span text:style-name="Strong_20_Emphasis">Общие аспекты и интеграция между приложениями</text:span></text:p>
      <text:list text:style-name="L14">
        <text:list-item>
          <text:p text:style-name="P26"><text:span text:style-name="Strong_20_Emphasis">API интеграция:</text:span><text:line-break/>Приложения <text:span text:style-name="Strong_20_Emphasis">trips</text:span> и <text:span text:style-name="Strong_20_Emphasis">crm</text:span> взаимодействуют через API. Например, при бронировании в <text:span text:style-name="Strong_20_Emphasis">trips</text:span> используется идентификатор рейса (<text:span text:style-name="Source_20_Text">crm_trip_id</text:span>), полученный из CRM. Это позволяет пассажирам видеть список запланированных рейсов, а CRM — учитывать бронирования при планировании и обновлении маршрутов.</text:p>
        </text:list-item>
        <text:list-item>
          <text:p text:style-name="P26"><text:span text:style-name="Strong_20_Emphasis">Права доступа и безопасность:</text:span><text:line-break/>Права пользователей распределены по ролям. Администратор имеет полный доступ, а остальные роли (владелец, диспетчер, водитель, пассажир) получают доступ к функциям, соответствующим их ролям. Это гарантирует, что конфиденциальная информация (например, список пассажиров) доступна только уполномоченным пользователям.</text:p>
        </text:list-item>
        <text:list-item>
          <text:p text:style-name="P26"><text:span text:style-name="Strong_20_Emphasis">Оповещения и история:</text:span><text:line-break/>Система включает оповещения пользователей о статусе бронирования и изменениях в рейсах, а также ведёт историю бронирований для анализа и улучшения сервиса.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22:44:45.068766584</meta:creation-date>
    <dc:date>2025-02-06T22:52:49.127368661</dc:date>
    <meta:editing-duration>PT2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83" meta:word-count="678" meta:character-count="5249" meta:non-whitespace-character-count="4656"/>
  </office:meta>
</office:document-meta>
</file>